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c58efa040" style:family="table" style:master-page-name="ta-mp-0x7f2c58efa040">
      <style:table-properties table:display="true" style:writing-mode="lr-tb"/>
    </style:style>
    <style:style style:name="ta-0x7f2c58efa230" style:family="table" style:master-page-name="ta-mp-0x7f2c58efa230">
      <style:table-properties table:display="true" style:writing-mode="lr-tb"/>
    </style:style>
    <style:style style:name="ta-0x7f2c58efa420" style:family="table" style:master-page-name="ta-mp-0x7f2c58efa420">
      <style:table-properties table:display="true" style:writing-mode="lr-tb"/>
    </style:style>
    <style:style style:name="ta-0x7f2c58efa610" style:family="table" style:master-page-name="ta-mp-0x7f2c58efa610">
      <style:table-properties table:display="true" style:writing-mode="lr-tb"/>
    </style:style>
    <style:style style:name="ta-0x7f2c58efa800" style:family="table" style:master-page-name="ta-mp-0x7f2c58efa800">
      <style:table-properties table:display="true" style:writing-mode="lr-tb"/>
    </style:style>
    <style:style style:name="ta-0x7f2c58efa9f0" style:family="table" style:master-page-name="ta-mp-0x7f2c58efa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c58f8083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09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0a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0b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0cd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0d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b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58f807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0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ed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0f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b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58f811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4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29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6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8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cd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7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b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58f819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d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a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e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0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d64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1f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b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58f821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5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2c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6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8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b7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7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b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58f829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d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a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e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30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ca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2f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0b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58f831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35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32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58f836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74.00pt" style:use-optimal-column-width="false"/>
    </style:style>
    <style:style style:name="ACOL-2" style:family="table-column"/>
    <style:style style:name="ACOL-3" style:family="table-column">
      <style:table-column-properties style:column-width="94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73.84pt" style:use-optimal-column-width="true"/>
    </style:style>
    <style:style style:name="ACOL-6" style:family="table-column">
      <style:table-column-properties style:column-width="75.35pt" style:use-optimal-column-width="true"/>
    </style:style>
    <style:style style:name="ACOL-7" style:family="table-column">
      <style:table-column-properties style:column-width="94.85pt" style:use-optimal-column-width="true"/>
    </style:style>
    <style:style style:name="ACOL-8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2c58f8474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c58f874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loginForVendor&quot;;&quot;verifyDeleteProductForVendor&quot;})">
          <table:error-message table:display="true" table:message-type="warning"/>
        </table:content-validation>
        <table:content-validation table:name="VAL-0x7f2c58f8f830" table:allow-empty-cell="true" table:display-list="unsorted" table:base-cell-address="$'TestCase'.A7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loginForVendor&quot;;&quot;verifyDeleteProductForVendor&quot;})">
          <table:error-message table:display="true" table:message-type="warning"/>
        </table:content-validation>
        <table:content-validation table:name="VAL-0x7f2c58f9247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c58f98a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2c58efa040" table:print="false">
        <office:forms form:automatic-focus="false" form:apply-design-mode="false">
          <form:form/>
        </office:forms>
        <table:table-column table:default-cell-style-name="ACE-0x7f2c58f80708" table:style-name="ACOL-1"/>
        <table:table-column table:style-name="ACOL-0" table:number-columns-repeated="127"/>
        <table:table-row table:style-name="AROW-0">
          <table:table-cell table:style-name="ACE-0x7f2c58f8083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2c58f80958" table:content-validation-name="VAL-0x7f2c58f8474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2c58f80a80" table:content-validation-name="VAL-0x7f2c58f87410" office:value-type="string">
            <text:p>loginForVendor</text:p>
          </table:table-cell>
          <table:table-cell table:number-columns-repeated="127" table:style-name="Gnumeric-default"/>
        </table:table-row>
        <table:table-row table:style-name="AROW-1">
          <table:table-cell table:style-name="ACE-0x7f2c58f80ba8" table:content-validation-name="VAL-0x7f2c58f8f830" office:value-type="string">
            <text:p>verifyDeleteProductForVendor</text:p>
          </table:table-cell>
          <table:table-cell table:number-columns-repeated="127" table:style-name="Gnumeric-default"/>
        </table:table-row>
        <table:table-row table:style-name="AROW-0">
          <table:table-cell table:style-name="ACE-0x7f2c58f80cd0" table:content-validation-name="VAL-0x7f2c58f9247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2c58f80df8" table:content-validation-name="VAL-0x7f2c58f98a10"/>
          <table:table-cell table:number-columns-repeated="127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 table:number-rows-repeated="1048568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2c58efa230" table:print="false">
        <office:forms form:automatic-focus="false" form:apply-design-mode="false">
          <form:form/>
        </office:forms>
        <table:table-column table:default-cell-style-name="ACE-0x7f2c58f80f20" table:style-name="ACOL-3"/>
        <table:table-column table:default-cell-style-name="ACE-0x7f2c58f80f20" table:style-name="ACOL-4"/>
        <table:table-column table:default-cell-style-name="ACE-0x7f2c58f80f20" table:style-name="ACOL-0"/>
        <table:table-column table:default-cell-style-name="ACE-0x7f2c58f80f20" table:style-name="ACOL-5"/>
        <table:table-column table:default-cell-style-name="ACE-0x7f2c58f80f20" table:style-name="ACOL-6" table:number-columns-repeated="2"/>
        <table:table-column table:default-cell-style-name="ACE-0x7f2c58f80f20" table:style-name="ACOL-7"/>
        <table:table-column table:default-cell-style-name="ACE-0x7f2c58f80f20" table:style-name="ACOL-8"/>
        <table:table-column table:default-cell-style-name="ACE-0x7f2c58f0b140" table:style-name="ACOL-0" table:number-columns-repeated="120"/>
        <table:table-row table:style-name="AROW-0">
          <table:table-cell table:style-name="ACE-0x7f2c58f81048" office:value-type="string">
            <text:p>User Name</text:p>
          </table:table-cell>
          <table:table-cell table:style-name="ACE-0x7f2c58f81170" office:value-type="string">
            <text:p>Password</text:p>
          </table:table-cell>
          <table:table-cell table:style-name="ACE-0x7f2c58f81298" office:value-type="string">
            <text:p>Name</text:p>
          </table:table-cell>
          <table:table-cell table:number-columns-repeated="5" table:style-name="ACE-0x7f2c58f80f20"/>
          <table:table-cell table:number-columns-repeated="120" table:style-name="ACE-0x7f2c58f0b140"/>
        </table:table-row>
        <table:table-row table:style-name="AROW-0">
          <table:table-cell table:style-name="ACE-0x7f2c58f0ed60" office:value-type="string">
            <text:p>13674974@sc.com</text:p>
          </table:table-cell>
          <table:table-cell table:style-name="ACE-0x7f2c58f814e8" office:value-type="float" office:value="123456">
            <text:p>123456</text:p>
          </table:table-cell>
          <table:table-cell table:style-name="ACE-0x7f2c58f81610" office:value-type="string">
            <text:p>SanDisk</text:p>
          </table:table-cell>
          <table:table-cell table:number-columns-repeated="5" table:style-name="ACE-0x7f2c58f80f20"/>
          <table:table-cell table:number-columns-repeated="120" table:style-name="ACE-0x7f2c58f0b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10">
          <table:table-cell table:number-columns-repeated="128" table:style-name="ACE-0x7f2c58f0b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2c58efa420" table:print="false">
        <office:forms form:automatic-focus="false" form:apply-design-mode="false">
          <form:form/>
        </office:forms>
        <table:table-column table:default-cell-style-name="ACE-0x7f2c58f81738" table:style-name="ACOL-3"/>
        <table:table-column table:default-cell-style-name="ACE-0x7f2c58f81738" table:style-name="ACOL-4"/>
        <table:table-column table:default-cell-style-name="ACE-0x7f2c58f81738" table:style-name="ACOL-0"/>
        <table:table-column table:default-cell-style-name="ACE-0x7f2c58f81738" table:style-name="ACOL-5"/>
        <table:table-column table:default-cell-style-name="ACE-0x7f2c58f81738" table:style-name="ACOL-6" table:number-columns-repeated="2"/>
        <table:table-column table:default-cell-style-name="ACE-0x7f2c58f81738" table:style-name="ACOL-7"/>
        <table:table-column table:default-cell-style-name="ACE-0x7f2c58f81738" table:style-name="ACOL-8"/>
        <table:table-column table:default-cell-style-name="ACE-0x7f2c58f0b268" table:style-name="ACOL-0" table:number-columns-repeated="120"/>
        <table:table-row table:style-name="AROW-0">
          <table:table-cell table:style-name="ACE-0x7f2c58f81860" office:value-type="string">
            <text:p>User Name</text:p>
          </table:table-cell>
          <table:table-cell table:style-name="ACE-0x7f2c58f81988" office:value-type="string">
            <text:p>Password</text:p>
          </table:table-cell>
          <table:table-cell table:style-name="ACE-0x7f2c58f81ab0" office:value-type="string">
            <text:p>Name</text:p>
          </table:table-cell>
          <table:table-cell table:number-columns-repeated="5" table:style-name="ACE-0x7f2c58f81738"/>
          <table:table-cell table:number-columns-repeated="120" table:style-name="ACE-0x7f2c58f0b268"/>
        </table:table-row>
        <table:table-row table:style-name="AROW-0">
          <table:table-cell table:style-name="ACE-0x7f2c58f0cd00" office:value-type="string">
            <text:p>13674974@sc.com</text:p>
          </table:table-cell>
          <table:table-cell table:style-name="ACE-0x7f2c58f81d00" office:value-type="float" office:value="123456">
            <text:p>123456</text:p>
          </table:table-cell>
          <table:table-cell table:style-name="ACE-0x7f2c58f81e28" office:value-type="string">
            <text:p>SanDisk</text:p>
          </table:table-cell>
          <table:table-cell table:number-columns-repeated="5" table:style-name="ACE-0x7f2c58f81738"/>
          <table:table-cell table:number-columns-repeated="120" table:style-name="ACE-0x7f2c58f0b26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2c58f0b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2c58efa610" table:print="false">
        <office:forms form:automatic-focus="false" form:apply-design-mode="false">
          <form:form/>
        </office:forms>
        <table:table-column table:default-cell-style-name="ACE-0x7f2c58f81f50" table:style-name="ACOL-3"/>
        <table:table-column table:default-cell-style-name="ACE-0x7f2c58f81f50" table:style-name="ACOL-4"/>
        <table:table-column table:default-cell-style-name="ACE-0x7f2c58f81f50" table:style-name="ACOL-0"/>
        <table:table-column table:default-cell-style-name="ACE-0x7f2c58f81f50" table:style-name="ACOL-5"/>
        <table:table-column table:default-cell-style-name="ACE-0x7f2c58f81f50" table:style-name="ACOL-6" table:number-columns-repeated="2"/>
        <table:table-column table:default-cell-style-name="ACE-0x7f2c58f81f50" table:style-name="ACOL-7"/>
        <table:table-column table:default-cell-style-name="ACE-0x7f2c58f81f50" table:style-name="ACOL-8"/>
        <table:table-column table:default-cell-style-name="ACE-0x7f2c58f0b390" table:style-name="ACOL-0" table:number-columns-repeated="120"/>
        <table:table-row table:style-name="AROW-0">
          <table:table-cell table:style-name="ACE-0x7f2c58f82078" office:value-type="string">
            <text:p>User Name</text:p>
          </table:table-cell>
          <table:table-cell table:style-name="ACE-0x7f2c58f821a0" office:value-type="string">
            <text:p>Password</text:p>
          </table:table-cell>
          <table:table-cell table:style-name="ACE-0x7f2c58f822c8" office:value-type="string">
            <text:p>Name</text:p>
          </table:table-cell>
          <table:table-cell table:number-columns-repeated="5" table:style-name="ACE-0x7f2c58f81f50"/>
          <table:table-cell table:number-columns-repeated="120" table:style-name="ACE-0x7f2c58f0b390"/>
        </table:table-row>
        <table:table-row table:style-name="AROW-0">
          <table:table-cell table:style-name="ACE-0x7f2c58f0d640" office:value-type="string">
            <text:p>13674974@sc.com</text:p>
          </table:table-cell>
          <table:table-cell table:style-name="ACE-0x7f2c58f82518" office:value-type="float" office:value="123456">
            <text:p>123456</text:p>
          </table:table-cell>
          <table:table-cell table:style-name="ACE-0x7f2c58f82640" office:value-type="string">
            <text:p>SanDisk</text:p>
          </table:table-cell>
          <table:table-cell table:number-columns-repeated="5" table:style-name="ACE-0x7f2c58f81f50"/>
          <table:table-cell table:number-columns-repeated="120" table:style-name="ACE-0x7f2c58f0b39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2c58f0b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2c58efa800" table:print="false">
        <office:forms form:automatic-focus="false" form:apply-design-mode="false">
          <form:form/>
        </office:forms>
        <table:table-column table:default-cell-style-name="ACE-0x7f2c58f82768" table:style-name="ACOL-3"/>
        <table:table-column table:default-cell-style-name="ACE-0x7f2c58f82768" table:style-name="ACOL-4"/>
        <table:table-column table:default-cell-style-name="ACE-0x7f2c58f82768" table:style-name="ACOL-0"/>
        <table:table-column table:default-cell-style-name="ACE-0x7f2c58f82768" table:style-name="ACOL-5"/>
        <table:table-column table:default-cell-style-name="ACE-0x7f2c58f82768" table:style-name="ACOL-6" table:number-columns-repeated="2"/>
        <table:table-column table:default-cell-style-name="ACE-0x7f2c58f82768" table:style-name="ACOL-7"/>
        <table:table-column table:default-cell-style-name="ACE-0x7f2c58f82768" table:style-name="ACOL-8"/>
        <table:table-column table:default-cell-style-name="ACE-0x7f2c58f0b4b8" table:style-name="ACOL-0" table:number-columns-repeated="120"/>
        <table:table-row table:style-name="AROW-0">
          <table:table-cell table:style-name="ACE-0x7f2c58f82890" office:value-type="string">
            <text:p>User Name</text:p>
          </table:table-cell>
          <table:table-cell table:style-name="ACE-0x7f2c58f829b8" office:value-type="string">
            <text:p>Password</text:p>
          </table:table-cell>
          <table:table-cell table:style-name="ACE-0x7f2c58f82ae0" office:value-type="string">
            <text:p>Name</text:p>
          </table:table-cell>
          <table:table-cell table:number-columns-repeated="5" table:style-name="ACE-0x7f2c58f82768"/>
          <table:table-cell table:number-columns-repeated="120" table:style-name="ACE-0x7f2c58f0b4b8"/>
        </table:table-row>
        <table:table-row table:style-name="AROW-0">
          <table:table-cell table:style-name="ACE-0x7f2c58f0b708" office:value-type="string">
            <text:p>13674974@sc.com</text:p>
          </table:table-cell>
          <table:table-cell table:style-name="ACE-0x7f2c58f82d30" office:value-type="float" office:value="123456">
            <text:p>123456</text:p>
          </table:table-cell>
          <table:table-cell table:style-name="ACE-0x7f2c58f82e58" office:value-type="string">
            <text:p>SanDisk</text:p>
          </table:table-cell>
          <table:table-cell table:number-columns-repeated="5" table:style-name="ACE-0x7f2c58f82768"/>
          <table:table-cell table:number-columns-repeated="120" table:style-name="ACE-0x7f2c58f0b4b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2c58f0b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2c58efa9f0" table:print="false">
        <office:forms form:automatic-focus="false" form:apply-design-mode="false">
          <form:form/>
        </office:forms>
        <table:table-column table:default-cell-style-name="ACE-0x7f2c58f82f80" table:style-name="ACOL-3"/>
        <table:table-column table:default-cell-style-name="ACE-0x7f2c58f82f80" table:style-name="ACOL-4"/>
        <table:table-column table:default-cell-style-name="ACE-0x7f2c58f82f80" table:style-name="ACOL-0"/>
        <table:table-column table:default-cell-style-name="ACE-0x7f2c58f82f80" table:style-name="ACOL-5"/>
        <table:table-column table:default-cell-style-name="ACE-0x7f2c58f82f80" table:style-name="ACOL-6" table:number-columns-repeated="2"/>
        <table:table-column table:default-cell-style-name="ACE-0x7f2c58f82f80" table:style-name="ACOL-7"/>
        <table:table-column table:default-cell-style-name="ACE-0x7f2c58f82f80" table:style-name="ACOL-8"/>
        <table:table-column table:default-cell-style-name="ACE-0x7f2c58f0b5e0" table:style-name="ACOL-0" table:number-columns-repeated="120"/>
        <table:table-row table:style-name="AROW-0">
          <table:table-cell table:style-name="ACE-0x7f2c58f830a8" office:value-type="string">
            <text:p>User Name</text:p>
          </table:table-cell>
          <table:table-cell table:style-name="ACE-0x7f2c58f831d0" office:value-type="string">
            <text:p>Password</text:p>
          </table:table-cell>
          <table:table-cell table:style-name="ACE-0x7f2c58f832f8" office:value-type="string">
            <text:p>Name</text:p>
          </table:table-cell>
          <table:table-cell table:number-columns-repeated="5" table:style-name="ACE-0x7f2c58f82f80"/>
          <table:table-cell table:number-columns-repeated="120" table:style-name="ACE-0x7f2c58f0b5e0"/>
        </table:table-row>
        <table:table-row table:style-name="AROW-0">
          <table:table-cell table:style-name="ACE-0x7f2c58f0cab0" office:value-type="string">
            <text:p>13674974@sc.com</text:p>
          </table:table-cell>
          <table:table-cell table:style-name="ACE-0x7f2c58f83548" office:value-type="float" office:value="123456">
            <text:p>123456</text:p>
          </table:table-cell>
          <table:table-cell table:style-name="ACE-0x7f2c58f83670" office:value-type="string">
            <text:p>SanDisk</text:p>
          </table:table-cell>
          <table:table-cell table:number-columns-repeated="5" table:style-name="ACE-0x7f2c58f82f80"/>
          <table:table-cell table:number-columns-repeated="120" table:style-name="ACE-0x7f2c58f0b5e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2c58f0b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2c58ef1d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58e78c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58f193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61c13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61c7b4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61c31a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2c58efa040" style:display-name="TestCase" style:page-layout-name="pl-0x7f2c58ef1d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58efa230" style:display-name="AQA1_TestData" style:page-layout-name="pl-0x7f2c58e78c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58efa420" style:display-name="AQA2_TestData" style:page-layout-name="pl-0x7f2c58f193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58efa610" style:display-name="AQA3_TestData" style:page-layout-name="pl-0x7f2c61c13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58efa800" style:display-name="AQA4_TestData" style:page-layout-name="pl-0x7f2c61c7b4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58efa9f0" style:display-name="AQA5_TestData" style:page-layout-name="pl-0x7f2c61c31a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2T14:17:53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